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9dd" officeooo:paragraph-rsid="000f39dd"/>
    </style:style>
    <style:style style:name="P2" style:family="paragraph" style:parent-style-name="Standard">
      <style:paragraph-properties fo:text-align="center" style:justify-single-word="false"/>
      <style:text-properties fo:language="es" fo:country="MX" officeooo:rsid="000f39dd" officeooo:paragraph-rsid="000f39dd" style:font-size-asian="10.5pt"/>
    </style:style>
    <style:style style:name="P3" style:family="paragraph" style:parent-style-name="Standard">
      <style:paragraph-properties fo:text-align="center" style:justify-single-word="false"/>
      <style:text-properties officeooo:rsid="001090d6" officeooo:paragraph-rsid="001090d6"/>
    </style:style>
    <style:style style:name="P4" style:family="paragraph" style:parent-style-name="Standard">
      <style:paragraph-properties fo:text-align="start" style:justify-single-word="false"/>
      <style:text-properties officeooo:rsid="001090d6" officeooo:paragraph-rsid="001090d6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090d6" officeooo:paragraph-rsid="001090d6" fo:background-color="transparent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style:font-name="Liberation Serif" fo:font-size="12pt" fo:font-weight="normal" fo:background-color="transparen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officeooo:rsid="001090d6" officeooo:paragraph-rsid="001090d6" fo:background-color="transparen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rsid="001339cb" officeooo:paragraph-rsid="001339cb"/>
    </style:style>
    <style:style style:name="T1" style:family="text">
      <style:text-properties officeooo:rsid="0011614b"/>
    </style:style>
    <style:style style:name="T2" style:family="text">
      <style:text-properties officeooo:rsid="0012ca9e"/>
    </style:style>
    <style:style style:name="T3" style:family="text">
      <style:text-properties fo:language="es" fo:country="MX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en de Automatas.</text:p>
      <text:p text:style-name="P2"/>
      <text:p text:style-name="P2"/>
      <text:p text:style-name="P2"/>
      <text:p text:style-name="P2">II Semestre – 2018</text:p>
      <text:p text:style-name="P2"/>
      <text:p text:style-name="P2"/>
      <text:p text:style-name="P1"/>
      <text:p text:style-name="P1">Jefferson Alvarez Lopez</text:p>
      <text:p text:style-name="P1"/>
      <text:p text:style-name="P1">B60380</text:p>
      <text:p text:style-name="P1"/>
      <text:p text:style-name="P1"/>
      <text:p text:style-name="P1"/>
      <text:p text:style-name="P1">Profesor: Luis Quesad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3">Gramatica</text:span> usada:</text:p>
      <text:p text:style-name="P3"/>
      <text:p text:style-name="P3"/>
      <text:p text:style-name="P5">&lt;EXCEL_EJECUTOR&gt; ::= <text:span text:style-name="T1">&lt;</text:span>TABLA<text:span text:style-name="T1">&gt; &lt;</text:span>FUNCION<text:span text:style-name="T1">&gt;</text:span></text:p>
      <text:p text:style-name="P7"/>
      <text:p text:style-name="P7"/>
      <text:p text:style-name="P5">&lt;TIPO_ENTRADA&gt; ::<text:span text:style-name="T1">=</text:span> “caracter”</text:p>
      <text:p text:style-name="P6">| “numero_entero”</text:p>
      <text:p text:style-name="P6">| “numero_real” </text:p>
      <text:p text:style-name="P6"/>
      <text:p text:style-name="P7"/>
      <text:p text:style-name="P5"><text:span text:style-name="T1">&lt;</text:span>RANGO<text:span text:style-name="T1">&gt; :</text:span>:<text:span text:style-name="T1">=</text:span> “celda” “dos_puntos” “celda”</text:p>
      <text:p text:style-name="P7"/>
      <text:p text:style-name="P7"/>
      <text:p text:style-name="P5"><text:span text:style-name="T1">&lt;</text:span>TIPO_ARGUMENTO<text:span text:style-name="T1">&gt;</text:span> ::<text:span text:style-name="T1">=</text:span> “numero_entero”</text:p>
      <text:p text:style-name="P6">| “numero_real”</text:p>
      <text:p text:style-name="P6">| <text:span text:style-name="T1">&lt;</text:span>RANGO<text:span text:style-name="T1">&gt;</text:span></text:p>
      <text:p text:style-name="P6">| “celda”</text:p>
      <text:p text:style-name="P6"/>
      <text:p text:style-name="P7"/>
      <text:p text:style-name="P5"><text:span text:style-name="T1">&lt;</text:span>TABLA<text:span text:style-name="T1">&gt;</text:span> ::<text:span text:style-name="T1">=</text:span> “pal_itable” <text:span text:style-name="T1">&lt;</text:span>FILA<text:span text:style-name="T1">&gt;</text:span> <text:span text:style-name="T1">&lt;</text:span>FILA<text:span text:style-name="T1">&gt;</text:span> <text:span text:style-name="T1">&lt;</text:span>FILA<text:span text:style-name="T1">&gt;</text:span> <text:span text:style-name="T1">&lt;</text:span>FILA<text:span text:style-name="T1">&gt;</text:span> <text:span text:style-name="T1">&lt;</text:span>FILA<text:span text:style-name="T1">&gt;</text:span> “pal_etable”</text:p>
      <text:p text:style-name="P7"/>
      <text:p text:style-name="P7"/>
      <text:p text:style-name="P5"><text:span text:style-name="T1">&lt;</text:span>FILA<text:span text:style-name="T1">&gt;</text:span> ::<text:span text:style-name="T1">=</text:span> <text:span text:style-name="T1">&lt;</text:span>TIPO_ENTRADA<text:span text:style-name="T1">&gt;</text:span> “coma” <text:span text:style-name="T1">&lt;</text:span>TIPO_ENTRADA<text:span text:style-name="T1">&gt;</text:span> “coma” <text:span text:style-name="T1">&lt;</text:span>TIPO_ENTRADA<text:span text:style-name="T1">&gt;</text:span> “coma” <text:tab/> <text:s text:c="2"/><text:tab/> <text:s text:c="4"/><text:span text:style-name="T1">&lt;</text:span>TIPO_ENTRADA<text:span text:style-name="T1">&gt;</text:span> “coma” <text:span text:style-name="T1">&lt;</text:span>TIPO_ENTRADA<text:span text:style-name="T1">&gt;</text:span></text:p>
      <text:p text:style-name="P7"/>
      <text:p text:style-name="P7"/>
      <text:p text:style-name="P5"><text:span text:style-name="T1">&lt;</text:span>FUNCION<text:span text:style-name="T1">&gt;</text:span> : “pal_ifunction” “igual” <text:span text:style-name="T1">&lt;</text:span>TIPO_FUNC<text:span text:style-name="T1">&gt;</text:span> “parentesis_abierto” <text:span text:style-name="T1">&lt;</text:span>ARGUMENTOS<text:span text:style-name="T1">&gt;</text:span> “parentesis_cerrado” “pal_efunction”</text:p>
      <text:p text:style-name="P7"/>
      <text:p text:style-name="P7"/>
      <text:p text:style-name="P5"><text:span text:style-name="T1">&lt;</text:span>TIPO_FUNC<text:span text:style-name="T1">&gt;</text:span> ::<text:span text:style-name="T1">=</text:span> “average”</text:p>
      <text:p text:style-name="P6">| “var”</text:p>
      <text:p text:style-name="P7"/>
      <text:p text:style-name="P7"/>
      <text:p text:style-name="P5"><text:span text:style-name="T2">&lt;</text:span>ARGUMENTOS<text:span text:style-name="T2">&gt;</text:span> ::<text:span text:style-name="T2">=</text:span> <text:span text:style-name="T2">&lt;</text:span>TIPO_ARGUMENTO<text:span text:style-name="T2">&gt;</text:span> <text:span text:style-name="T2">&lt;</text:span>EXTENSION_ARG<text:span text:style-name="T2">&gt;</text:span></text:p>
      <text:p text:style-name="P7"/>
      <text:p text:style-name="P7"/>
      <text:p text:style-name="P5"><text:span text:style-name="T2">&lt;</text:span>EXTENSION_ARG<text:span text:style-name="T2">&gt;</text:span> : coma <text:span text:style-name="T2">&lt;</text:span>ARGUMENTOS<text:span text:style-name="T2">&gt;</text:span></text:p>
      <text:p text:style-name="P6">| <text:span text:style-name="T2">epsilo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Uso del compilador: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21:43:28.159320591</meta:creation-date>
    <dc:date>2018-11-29T23:27:05.185582522</dc:date>
    <meta:editing-duration>PT31M4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3" meta:paragraph-count="24" meta:word-count="87" meta:character-count="772" meta:non-whitespace-character-count="697"/>
  </office:meta>
</office:document-meta>
</file>